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Regular" style:font-family-generic="modern" style:font-pitch="fixed"/>
    <style:font-face style:name="Courier Prime" svg:font-family="'Courier Prime'" style:font-pitch="fixed"/>
    <style:font-face style:name="Courier Prime1" svg:font-family="'Courier Prime'" style:font-adornments="Bold" style:font-pitch="fixed"/>
    <style:font-face style:name="Courier Prime2" svg:font-family="'Courier Prime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40b05d" officeooo:paragraph-rsid="0040b05d"/>
    </style:style>
    <style:style style:name="P2" style:family="paragraph" style:parent-style-name="DList1">
      <style:text-properties officeooo:rsid="0040b05d" officeooo:paragraph-rsid="0040b05d"/>
    </style:style>
    <style:style style:name="P3" style:family="paragraph" style:parent-style-name="DList2">
      <style:text-properties officeooo:rsid="0041e687" officeooo:paragraph-rsid="0041e6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mbush at Goblin Gulch</text:h>
      <text:list xml:id="list1460752648" text:style-name="Numbering_20_123">
        <text:list-item>
          <text:h text:style-name="P2" text:outline-level="1">Dillon is hidden in the woods, watching the gate of a wilderlord castle. <text:s/>Thinking of how he got here...</text:h>
        </text:list-item>
        <text:list-item>
          <text:h text:style-name="P2" text:outline-level="1">Mavone calls Dillon, explains assignment.</text:h>
          <text:list>
            <text:list-item>
              <text:h text:style-name="P3" text:outline-level="2">Dillon: “No more spiders”</text:h>
            </text:list-item>
            <text:list-item>
              <text:h text:style-name="P3" text:outline-level="2">Scout for Enshadowed locations</text:h>
            </text:list-item>
            <text:list-item>
              <text:h text:style-name="P3" text:outline-level="2">Coordinate with Goblin Kingdom</text:h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Regular" style:font-family-generic="modern" style:font-pitch="fixed"/>
    <style:font-face style:name="Courier Prime" svg:font-family="'Courier Prime'" style:font-pitch="fixed"/>
    <style:font-face style:name="Courier Prime1" svg:font-family="'Courier Prime'" style:font-adornments="Bold" style:font-pitch="fixed"/>
    <style:font-face style:name="Courier Prime2" svg:font-family="'Courier Prime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loext:hidden="true" style:hidden="true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style:font-name="Courier Prime2" fo:font-family="'Courier Prime'" style:font-style-name="Regular" style:font-pitch="fixed" fo:font-size="10pt" style:font-size-asian="10pt" style:font-size-complex="10pt"/>
    </style:style>
    <style:style style:name="Heading_20_1" style:display-name="Heading 1" style:family="paragraph" loext:hidden="true" style:hidden="true" style:parent-style-name="Heading" style:next-style-name="Text_20_body" style:default-outline-level="1" style:list-style-name="" style:class="text" style:master-page-name="">
      <style:paragraph-properties fo:margin-top="0.1665in" fo:margin-bottom="0.0835in" style:contextual-spacing="false" style:page-number="auto" fo:break-before="page">
        <style:tab-stops/>
      </style:paragraph-properties>
      <style:text-properties style:font-name="Courier Prime1" fo:font-family="'Courier Prime'" style:font-style-name="Bold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1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Courier Prime2" fo:font-family="'Courier Prime'" style:font-style-name="Regular" style:font-pitch="fixed"/>
    </style:style>
    <style:style style:name="Header" style:family="paragraph" style:parent-style-name="Standard" style:class="extra" style:master-page-name="Standard">
      <style:paragraph-properties fo:text-align="end" style:justify-single-word="false" style:page-number="1" fo:break-before="auto" fo:break-after="auto" text:number-lines="false" text:line-number="0">
        <style:tab-stops>
          <style:tab-stop style:position="3.1in" style:type="center"/>
          <style:tab-stop style:position="5.6in" style:type="right"/>
        </style:tab-stops>
      </style:paragraph-properties>
      <style:text-properties style:font-name="Courier Prime" fo:font-family="'Courier Prime'" style:font-pitch="fixed"/>
    </style:style>
    <style:style style:name="Title" style:family="paragraph" loext:hidden="true" style:hidden="true" style:parent-style-name="Heading" style:next-style-name="Text_20_body" style:class="chapter">
      <style:paragraph-properties fo:margin-top="3.3299in" fo:margin-bottom="0.0799in" style:contextual-spacing="false" fo:text-align="center" style:justify-single-word="false"/>
      <style:text-properties fo:text-transform="uppercase" style:font-name="Courier Prime1" fo:font-family="'Courier Prime'" style:font-style-name="Bold" style:font-pitch="fixed" fo:font-size="12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By-Line" style:family="paragraph" loext:hidden="true" style:hidden="true" style:parent-style-name="Text_20_body">
      <style:paragraph-properties fo:text-align="center" style:justify-single-word="false"/>
      <style:text-properties style:font-name="Courier Prime2" fo:font-family="'Courier Prime'" style:font-style-name="Regular" style:font-pitch="fixed" fo:font-size="12pt" fo:font-weight="normal" style:font-size-asian="12pt" style:font-weight-asian="normal" style:font-size-complex="12pt" style:font-weight-complex="normal"/>
    </style:style>
    <style:style style:name="Scene_20_Heading" style:display-name="Scene Heading" style:family="paragraph" style:parent-style-name="Script" style:default-outline-level="2" style:list-style-name="" style:master-page-name="">
      <style:paragraph-properties fo:margin-left="0in" fo:margin-right="0in" fo:margin-top="0.1598in" fo:margin-bottom="0.1201in" style:contextual-spacing="false" fo:line-height="150%" fo:text-indent="0in" style:auto-text-indent="false" style:page-number="auto" fo:keep-with-next="always">
        <style:tab-stops>
          <style:tab-stop style:position="1.25in"/>
          <style:tab-stop style:position="6in" style:type="right"/>
        </style:tab-stops>
      </style:paragraph-properties>
      <style:text-properties fo:text-transform="uppercase" style:font-name="Courier Prime2" fo:font-family="'Courier Prime'" style:font-style-name="Regular" style:font-pitch="fixed" style:text-underline-style="solid" style:text-underline-type="double" style:text-underline-width="auto" style:text-underline-color="font-color" fo:font-weight="bold" officeooo:rsid="0023df42"/>
    </style:style>
    <style:style style:name="Scene_20_Description" style:display-name="Scene Description" style:family="paragraph" style:parent-style-name="Script">
      <style:paragraph-properties fo:margin-left="0in" fo:margin-right="0in" fo:margin-top="0in" fo:margin-bottom="0.2in" style:contextual-spacing="false" fo:line-height="200%" fo:text-indent="0.2in" style:auto-text-indent="false"/>
      <style:text-properties style:font-name="Courier Prime2" fo:font-family="'Courier Prime'" style:font-style-name="Regular" style:font-pitch="fixed" fo:font-style="normal" officeooo:rsid="000c8bf9" style:font-style-asian="normal" style:font-style-complex="normal"/>
    </style:style>
    <style:style style:name="Fade_20_In" style:display-name="Fade In" style:family="paragraph" style:parent-style-name="Scene_20_Description" style:next-style-name="Scene_20_Heading" style:master-page-name="">
      <style:paragraph-properties fo:margin-left="0in" fo:margin-right="0in" fo:margin-top="0.5in" fo:margin-bottom="0in" style:contextual-spacing="false" fo:line-height="200%" fo:text-align="start" style:justify-single-word="false" fo:text-indent="0in" style:auto-text-indent="false" style:page-number="auto" fo:break-before="auto" fo:break-after="auto">
        <style:tab-stops/>
      </style:paragraph-properties>
      <style:text-properties fo:text-transform="uppercase" officeooo:rsid="00265a35"/>
    </style:style>
    <style:style style:name="Character" style:family="paragraph" style:parent-style-name="Script" style:next-style-name="Dialog" style:master-page-name="">
      <style:paragraph-properties fo:margin-top="0.1in" fo:margin-bottom="0.1in" style:contextual-spacing="false" fo:text-align="center" style:justify-single-word="false" style:page-number="auto" fo:keep-with-next="always">
        <style:tab-stops/>
      </style:paragraph-properties>
      <style:text-properties fo:text-transform="uppercase" fo:font-weight="bold" officeooo:rsid="00276054"/>
    </style:style>
    <style:style style:name="Dialog" style:family="paragraph" style:parent-style-name="Script">
      <loext:graphic-properties draw:fill="none" draw:fill-color="#729fcf"/>
      <style:paragraph-properties fo:margin-left="0.9in" fo:margin-right="0.9in" fo:margin-top="0in" fo:margin-bottom="0.0598in" style:contextual-spacing="false" fo:line-height="200%" fo:text-align="start" style:justify-single-word="false" fo:text-indent="0.2in" style:auto-text-indent="false" fo:background-color="transparent">
        <style:tab-stops/>
      </style:paragraph-properties>
      <style:text-properties fo:font-variant="normal" fo:text-transform="none" fo:font-style="italic" fo:font-weight="normal" officeooo:rsid="00276054"/>
    </style:style>
    <style:style style:name="Heading_20_2" style:display-name="Heading 2" style:family="paragraph" loext:hidden="true" style:hidden="true" style:next-style-name="Heading_20_4" style:list-style-name="" style:class="text" style:master-page-name="">
      <style:paragraph-properties fo:margin-left="2.4in" fo:margin-right="0in" fo:margin-top="0in" fo:margin-bottom="0in" style:contextual-spacing="false" fo:line-height="0.1799in" fo:keep-together="always" fo:orphans="0" fo:widows="0" fo:text-indent="0in" style:auto-text-indent="false" style:page-number="auto" fo:keep-with-next="always">
        <style:tab-stops/>
      </style:paragraph-properties>
      <style:text-properties fo:text-transform="uppercase" style:font-name="Courier New" fo:font-family="'Courier New'" style:font-style-name="Regular" style:font-family-generic="modern" style:font-pitch="fixed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Drawing" style:family="paragraph" loext:hidden="true" style:hidden="true" style:parent-style-name="Caption" style:class="extra"/>
    <style:style style:name="Heading_20_3" style:display-name="Heading 3" style:family="paragraph" loext:hidden="true" style:hidden="true" style:next-style-name="Heading_20_4" style:list-style-name="" style:class="text" style:master-page-name="">
      <style:paragraph-properties fo:margin-left="1.7in" fo:margin-right="1.9in" fo:margin-top="0in" fo:margin-bottom="0in" style:contextual-spacing="false" fo:line-height="0.1799in" fo:text-align="start" style:justify-single-word="false" fo:keep-together="always" fo:text-indent="-0.1in" style:auto-text-indent="false" style:page-number="auto" fo:keep-with-next="always">
        <style:tab-stops/>
      </style:paragraph-properties>
      <style:text-properties style:font-name="Courier New" fo:font-family="'Courier New'" style:font-style-name="Regular" style:font-family-generic="modern" style:font-pitch="fixed" fo:font-size="12pt" fo:font-weight="normal" style:font-size-asian="14pt" style:font-weight-asian="bold" style:font-size-complex="14pt" style:font-weight-complex="bold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Heading_20_5" style:display-name="Heading 5" style:family="paragraph" loext:hidden="true" style:hidden="true" style:next-style-name="Heading_20_1" style:list-style-name="" style:class="text" style:master-page-name="">
      <style:paragraph-properties fo:margin-top="0.1701in" fo:margin-bottom="0.1701in" style:contextual-spacing="false" fo:line-height="0.1799in" fo:keep-together="always" fo:orphans="0" fo:widows="0" style:page-number="auto" fo:keep-with-next="always"/>
      <style:text-properties fo:text-transform="uppercase" style:font-name="Courier New" fo:font-family="'Courier New'" style:font-style-name="Regular" style:font-family-generic="modern" style:font-pitch="fixed" fo:font-size="12pt" fo:font-weight="normal" style:font-size-asian="85%" style:font-weight-asian="bold" style:font-size-complex="85%" style:font-weight-complex="bold"/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8in" style:type="center"/>
          <style:tab-stop style:position="5.6in" style:type="right"/>
        </style:tab-stops>
      </style:paragraph-properties>
    </style:style>
    <style:style style:name="Heading_20_4" style:display-name="Heading 4" style:family="paragraph" loext:hidden="true" style:hidden="true" style:next-style-name="Heading_20_2" style:list-style-name="" style:class="text" style:master-page-name="">
      <style:paragraph-properties fo:margin-left="1in" fo:margin-right="1in" fo:margin-top="0in" fo:margin-bottom="0.1701in" style:contextual-spacing="false" fo:line-height="0.1799in" fo:keep-together="always" fo:orphans="0" fo:widows="0" fo:text-indent="0in" style:auto-text-indent="false" style:page-number="auto" fo:keep-with-next="auto"/>
      <style:text-properties style:font-name="Courier New" fo:font-family="'Courier New'" style:font-style-name="Regular" style:font-family-generic="modern" style:font-pitch="fixed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itle2" style:family="paragraph" loext:hidden="true" style:hidden="true" style:class="text">
      <style:paragraph-properties fo:margin-left="5.1in" fo:margin-right="0in" fo:line-height="0.1799in" fo:text-indent="0in" style:auto-text-indent="false"/>
      <style:text-properties style:font-name="Courier New" fo:font-family="'Courier New'" style:font-style-name="Regular" style:font-family-generic="modern" style:font-pitch="fixed"/>
    </style:style>
    <style:style style:name="Title3" style:family="paragraph" loext:hidden="true" style:hidden="true" style:next-style-name="Heading_20_1" style:class="text" style:master-page-name="">
      <style:paragraph-properties fo:margin-top="0in" fo:margin-bottom="0.3299in" style:contextual-spacing="false" fo:line-height="0.1799in" fo:text-align="center" style:justify-single-word="false" style:page-number="auto"/>
      <style:text-properties style:font-name="Courier New" fo:font-family="'Courier New'" style:font-style-name="Regular" style:font-family-generic="modern" style:font-pitch="fixed"/>
    </style:style>
    <style:style style:name="Title1" style:family="paragraph" loext:hidden="true" style:hidden="true" style:class="text" style:master-page-name="">
      <style:paragraph-properties fo:line-height="0.1799in" fo:text-align="center" style:justify-single-word="false" style:page-number="auto"/>
      <style:text-properties style:font-name="Courier New" fo:font-family="'Courier New'" style:font-style-name="Regular" style:font-family-generic="modern" style:font-pitch="fixed"/>
    </style:style>
    <style:style style:name="Text" style:family="paragraph" loext:hidden="true" style:hidden="true" style:class="extra" style:master-page-name="">
      <style:paragraph-properties fo:margin-top="0in" fo:margin-bottom="0.1701in" style:contextual-spacing="false" fo:line-height="0.1799in" fo:orphans="2" fo:widows="2" style:page-number="auto">
        <style:tab-stops/>
      </style:paragraph-properties>
      <style:text-properties style:font-name="Courier New" fo:font-family="'Courier New'" style:font-style-name="Regular" style:font-family-generic="modern" style:font-pitch="fixe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style:font-name="Courier Prime2" fo:font-family="'Courier Prime'" style:font-style-name="Regular" style:font-pitch="fixed" fo:font-size="10pt" style:font-size-asian="10pt" style:font-size-complex="10pt"/>
    </style:style>
    <style:style style:name="Fade_20_Out" style:display-name="Fade Out" style:family="paragraph" style:parent-style-name="Scene_20_Description" style:next-style-name="Fade_20_In">
      <style:paragraph-properties fo:margin-left="0in" fo:margin-right="0in" fo:margin-top="0in" fo:margin-bottom="0.2598in" style:contextual-spacing="false" fo:text-align="end" style:justify-single-word="false" fo:text-indent="0in" style:auto-text-indent="false"/>
      <style:text-properties fo:text-transform="uppercase" fo:font-weight="normal" officeooo:rsid="002d5e95" style:font-weight-asian="bold" style:font-weight-complex="bold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Contents_20_2" style:display-name="Contents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  <style:text-properties fo:font-variant="small-caps" fo:font-size="10.5pt"/>
    </style:style>
    <style:style style:name="Contents_20_3" style:display-name="Contents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.1in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.1in" style:auto-text-indent="false"/>
    </style:style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ontage_20_Start" style:display-name="Montage Start" style:family="paragraph" style:parent-style-name="Scene_20_Description" style:next-style-name="Scene_20_Description">
      <style:text-properties fo:text-transform="uppercase"/>
    </style:style>
    <style:style style:name="Montage_20_End" style:display-name="Montage End" style:family="paragraph" style:parent-style-name="Scene_20_Description" style:next-style-name="Scene_20_Description" style:master-page-name="">
      <style:paragraph-properties fo:margin-top="0in" fo:margin-bottom="0.2in" style:contextual-spacing="false" fo:text-align="end" style:justify-single-word="false" style:page-number="auto"/>
      <style:text-properties fo:text-transform="uppercase"/>
    </style:style>
    <style:style style:name="Script" style:family="paragraph" style:parent-style-name="Standard">
      <style:paragraph-properties fo:margin-top="0in" fo:margin-bottom="0.2in" style:contextual-spacing="false"/>
      <style:text-properties style:font-name="Courier Prime2" fo:font-family="'Courier Prime'" style:font-style-name="Regular" style:font-pitch="fixed" officeooo:rsid="007ad93c"/>
    </style:style>
    <style:style style:name="Montage_20_Element" style:display-name="Montage Element" style:family="paragraph" style:parent-style-name="Scene_20_Description" style:master-page-name="">
      <loext:graphic-properties draw:fill="none" draw:fill-color="#729fcf"/>
      <style:paragraph-properties fo:margin-left="0.3118in" fo:margin-right="0in" fo:margin-top="0in" fo:margin-bottom="0.2in" style:contextual-spacing="true" fo:line-height="200%" fo:text-indent="-0.3118in" style:auto-text-indent="false" style:page-number="auto" fo:background-color="transparent">
        <style:tab-stops/>
      </style:paragraph-properties>
    </style:style>
    <style:style style:name="Action" style:family="paragraph" style:parent-style-name="Character">
      <style:paragraph-properties fo:margin-top="0.0201in" fo:margin-bottom="0.0598in" style:contextual-spacing="false"/>
      <style:text-properties fo:font-variant="normal" fo:text-transform="none" fo:font-style="italic" fo:font-weight="bold"/>
    </style:style>
    <style:style style:name="Ambiance" style:family="paragraph" style:parent-style-name="Scene_20_Description" style:list-style-name="" style:master-page-name="">
      <loext:graphic-properties draw:fill="none" draw:fill-color="#729fcf"/>
      <style:paragraph-properties fo:margin-left="0in" fo:margin-right="0in" fo:margin-top="0in" fo:margin-bottom="0.2in" style:contextual-spacing="true" fo:line-height="150%" fo:text-indent="0in" style:auto-text-indent="false" style:page-number="auto" fo:background-color="transparent" text:number-lines="false" text:line-number="0" style:snap-to-layout-grid="false">
        <style:tab-stops>
          <style:tab-stop style:position="0.2in"/>
        </style:tab-stops>
      </style:paragraph-properties>
      <style:text-properties fo:font-size="11pt" fo:font-style="italic" officeooo:rsid="0014f4ff" fo:background-color="#cccccc"/>
    </style:style>
    <style:style style:name="DList1" style:family="paragraph" style:parent-style-name="Standard" style:next-style-name="Standard" style:default-outline-level="1" style:list-style-name="Numbering_20_123" style:master-page-name="">
      <loext:graphic-properties draw:fill="none" draw:fill-color="#729fcf"/>
      <style:paragraph-properties fo:margin-left="0.5in" fo:margin-right="0in" fo:margin-top="0.25in" fo:margin-bottom="0in" style:contextual-spacing="true" fo:text-indent="-0.5in" style:auto-text-indent="false" style:page-number="auto" fo:background-color="transparent">
        <style:tab-stops/>
      </style:paragraph-properties>
    </style:style>
    <style:style style:name="DList2" style:family="paragraph" style:parent-style-name="DList1" style:next-style-name="Standard" style:default-outline-level="2" style:list-style-name="Numbering_20_123" style:list-level="2" style:master-page-name="">
      <loext:graphic-properties draw:fill="none" draw:fill-color="#729fcf"/>
      <style:paragraph-properties fo:margin-left="0.5in" fo:margin-right="0in" fo:margin-top="0.15in" fo:margin-bottom="0in" style:contextual-spacing="true" fo:text-indent="-0.5in" style:auto-text-indent="false" style:page-number="auto" fo:background-color="transparent">
        <style:tab-stops>
          <style:tab-stop style:position="0.5in"/>
        </style:tab-stops>
      </style:paragraph-properties>
      <style:text-properties officeooo:rsid="0010d352"/>
    </style:style>
    <style:style style:name="DList3" style:family="paragraph" style:parent-style-name="DList2" style:default-outline-level="3" style:list-style-name="Numbering_20_123" style:list-level="3">
      <loext:graphic-properties draw:fill="none" draw:fill-color="#729fcf"/>
      <style:paragraph-properties fo:margin-left="0in" fo:margin-right="0in" fo:margin-top="0.1in" fo:margin-bottom="0in" style:contextual-spacing="true" fo:text-indent="0in" style:auto-text-indent="false" fo:background-color="transparent">
        <style:tab-stops>
          <style:tab-stop style:position="0.25in"/>
        </style:tab-stops>
      </style:paragraph-properties>
      <style:text-properties officeooo:rsid="0010d352"/>
    </style:style>
    <style:style style:name="DList4" style:family="paragraph" style:parent-style-name="DList3" style:default-outline-level="4" style:list-style-name="Numbering_20_123" style:list-level="4">
      <loext:graphic-properties draw:fill="none" draw:fill-color="#729fcf"/>
      <style:paragraph-properties fo:margin-left="0.75in" fo:margin-right="0in" fo:text-indent="-0.6252in" style:auto-text-indent="false" fo:background-color="transparent" text:number-lines="false" text:line-number="0">
        <style:tab-stops>
          <style:tab-stop style:position="0.25in"/>
        </style:tab-stops>
      </style:paragraph-properties>
      <style:text-properties officeooo:rsid="0012cd5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age_20_Number" style:display-name="Page Number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6283in" fo:text-indent="-0.2756in" fo:margin-left="1.87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9035in" fo:text-indent="-0.2756in" fo:margin-left="2.15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1791in" fo:text-indent="-0.2756in" fo:margin-left="2.42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547in" fo:text-indent="-0.2756in" fo:margin-left="2.70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307in" fo:text-indent="-0.2756in" fo:margin-left="2.97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063in" fo:text-indent="-0.2756in" fo:margin-left="3.25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Bengtson</meta:initial-creator>
    <meta:creation-date>2025-06-04T07:43:25.430158454</meta:creation-date>
    <dc:date>2025-07-29T20:15:36.231322932</dc:date>
    <dc:creator>James Bengtson</dc:creator>
    <meta:editing-duration>PT4H40M5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1" meta:paragraph-count="6" meta:word-count="45" meta:character-count="273" meta:non-whitespace-character-count="228"/>
  </office:meta>
</office:document-meta>
</file>